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list-style-name="">
      <style:paragraph-properties fo:margin-left="1.27cm" fo:margin-right="0cm" fo:text-indent="0cm" style:auto-text-indent="false"/>
      <style:text-properties style:text-underline-style="none"/>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loext:graphic-properties draw:fill="solid" draw:fill-color="#282c34"/>
      <style:paragraph-properties fo:background-color="#282c34" fo:padding="0cm" fo:border="none" style:shadow="none"/>
      <style:text-properties style:text-underline-style="none" fo:font-weight="bold" style:font-weight-asian="bold" style:font-weight-complex="bold"/>
    </style:style>
    <style:style style:name="P5" style:family="paragraph" style:parent-style-name="Standard" style:list-style-name="WWNum1"/>
    <style:style style:name="P6" style:family="paragraph" style:parent-style-name="Standard">
      <loext:graphic-properties draw:fill="solid" draw:fill-color="#282c34"/>
      <style:paragraph-properties fo:background-color="#282c34"/>
    </style:style>
    <style:style style:name="P7" style:family="paragraph" style:parent-style-name="Standard">
      <loext:graphic-properties draw:fill="solid" draw:fill-color="#282c34"/>
      <style:paragraph-properties fo:background-color="#282c34" fo:padding="0cm" fo:border="none" style:shadow="non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6b769" style:font-weight-asian="bold" style:font-weight-complex="bold"/>
    </style:style>
    <style:style style:name="T4" style:family="text">
      <style:text-properties fo:color="#89ca78" loext:opacity="100%" style:font-name="JetBrains Mono" fo:font-size="12pt" fo:font-style="normal" style:text-underline-style="none" fo:font-weight="normal" style:font-size-asian="12pt" style:font-style-asian="normal" style:font-weight-asian="normal" style:font-weight-complex="bold"/>
    </style:style>
    <style:style style:name="T5" style:family="text">
      <style:text-properties fo:color="#89ca78" loext:opacity="100%" style:font-name="JetBrains Mono" fo:font-size="12pt" fo:font-style="normal" style:text-underline-style="none" fo:font-weight="normal" officeooo:rsid="00171c9c" style:font-size-asian="12pt" style:font-style-asian="normal" style:font-weight-asian="normal" style:font-weight-complex="bold"/>
    </style:style>
    <style:style style:name="T6" style:family="text">
      <style:text-properties fo:color="#89ca78" loext:opacity="100%" style:font-name="JetBrains Mono" fo:font-size="12pt" fo:font-style="normal" fo:font-weight="normal" style:font-size-asian="12pt" style:font-style-asian="normal" style:font-weight-asian="normal"/>
    </style:style>
    <style:style style:name="T7" style:family="text">
      <style:text-properties fo:color="#89ca78" loext:opacity="100%" style:font-name="JetBrains Mono" fo:font-size="12pt" fo:font-style="normal" fo:font-weight="normal" officeooo:rsid="00171c9c" style:font-size-asian="12pt" style:font-style-asian="normal" style:font-weight-asian="normal"/>
    </style:style>
    <style:style style:name="T8" style:family="text">
      <style:text-properties fo:color="#d19a66" loext:opacity="100%" style:font-name="JetBrains Mono" fo:font-size="12pt" fo:font-style="normal" style:text-underline-style="none" fo:font-weight="normal" style:font-size-asian="12pt" style:font-style-asian="normal" style:font-weight-asian="normal" style:font-weight-complex="bold"/>
    </style:style>
    <style:style style:name="T9" style:family="text">
      <style:text-properties fo:color="#d19a66" loext:opacity="100%" style:font-name="JetBrains Mono" fo:font-size="12pt" fo:font-style="normal" fo:font-weight="normal" style:font-size-asian="12pt" style:font-style-asian="normal" style:font-weight-asian="normal"/>
    </style:style>
    <style:style style:name="T10" style:family="text">
      <style:text-properties fo:color="#ef596f" loext:opacity="100%" style:font-name="JetBrains Mono" fo:font-size="12pt" fo:font-style="normal" fo:font-weight="normal" style:font-size-asian="12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text:span text:style-name="T1">Model Name : teacher</text:span></text:p>
      <text:p text:style-name="P1"/>
      <text:p text:style-name="Standard"><text:span text:style-name="T1">Fields:</text:span></text:p>
      <text:p text:style-name="P1"/>
      <text:p text:style-name="Standard"><text:span text:style-name="T1">[1] city - Char</text:span></text:p>
      <text:p text:style-name="Standard"><text:span text:style-name="T1">[2] age - Integer</text:span></text:p>
      <text:p text:style-name="P1"/>
      <text:p text:style-name="Standard"><text:span text:style-name="T1">Task : Prepare domain which filter out record based on below condition</text:span></text:p>
      <text:p text:style-name="P1"/>
      <text:list xml:id="list2109882902" text:style-name="WWNum1">
        <text:list-item>
          <text:p text:style-name="P5"><text:span text:style-name="T1">Teacher is from Rajkot/Gondal and Teacher's age greater than 25</text:span></text:p>
        </text:list-item>
      </text:list>
      <text:p text:style-name="P2"/>
      <text:list xml:id="list124251418894207" text:continue-numbering="true" text:style-name="WWNum1">
        <text:list-item>
          <text:p text:style-name="P5"><text:span text:style-name="T1">If Teacher is from Rajkot then age should be less than 25 otherwise allow other cities teacher. </text:span></text:p>
        </text:list-item>
      </text:list>
      <text:p text:style-name="P2"/>
      <text:list xml:id="list124250511263587" text:continue-numbering="true" text:style-name="WWNum1">
        <text:list-item>
          <text:p text:style-name="P5"><text:span text:style-name="T1">Teacher's Age is not set</text:span></text:p>
        </text:list-item>
      </text:list>
      <text:p text:style-name="P2"/>
      <text:list xml:id="list124249576264905" text:continue-numbering="true" text:style-name="WWNum1">
        <text:list-item>
          <text:p text:style-name="P5"><text:span text:style-name="T1">Teacher's Age between 25 to 35, include 25 and 35 both.</text:span></text:p>
        </text:list-item>
      </text:list>
      <text:p text:style-name="P2"/>
      <text:list xml:id="list124251129675464" text:continue-numbering="true" text:style-name="WWNum1">
        <text:list-item>
          <text:p text:style-name="P5"><text:span text:style-name="T1">If Teacher is from Rajkot then age should be less than 25, If Teacher is from Gondal then age should be greater than 30, For other cities teacher age should be between 25 and 35.</text:span></text:p>
        </text:list-item>
      </text:list>
      <text:p text:style-name="P1"/>
      <text:p text:style-name="Standard"><text:span text:style-name="T2">Note: Write domain in this docs file itself. Pycharm should be close meanwhile preparing file.</text:span></text:p>
      <text:p text:style-name="Standard"><text:span text:style-name="T3">Domain</text:span><text:span text:style-name="T2"> = “</text:span><text:bookmark-start text:name="__DdeLink__115_3820517848"/><text:span text:style-name="T4">[</text:span><text:bookmark-start text:name="__DdeLink__112_3820517848"/><text:span text:style-name="T5">’|’</text:span><text:span text:style-name="T4">,('home_address_city','=','Rajkot'),('home_address_city','=','Gondal'),('age','&gt;','25')</text:span><text:bookmark-end text:name="__DdeLink__112_3820517848"/><text:span text:style-name="T4">]</text:span><text:bookmark-end text:name="__DdeLink__115_3820517848"/></text:p>
      <text:p text:style-name="Standard"><text:bookmark-start text:name="__DdeLink__35_3355372647"/><text:span text:style-name="T2">”</text:span><text:bookmark-end text:name="__DdeLink__35_3355372647"/></text:p>
      <text:p text:style-name="Standard"><text:span text:style-name="T2"><text:line-break/></text:span><text:span text:style-name="T8">domain</text:span><text:span text:style-name="T6">="['|','</text:span><text:span text:style-name="T10">&amp;amp;</text:span><text:span text:style-name="T6">',('home_address_city','=','Rajkot'),('age','</text:span><text:span text:style-name="T10">&amp;lt;</text:span><text:span text:style-name="T6">','25'),('home_address_city','!=','Rajkot')]"</text:span></text:p>
      <text:p text:style-name="Standard"><text:span text:style-name="T4"/></text:p>
      <text:p text:style-name="Standard"><text:span text:style-name="T2"/></text:p>
      <text:p text:style-name="P3"/>
      <text:p text:style-name="P6"><text:bookmark-start text:name="__DdeLink__153_3820517848"/><text:bookmark-start text:name="__DdeLink__149_3820517848"/><text:bookmark text:name="__DdeLink__118_3355372647"/><text:span text:style-name="T8">domain </text:span><text:span text:style-name="T6">= "[('age','=',False)]"</text:span><text:bookmark-end text:name="__DdeLink__153_3820517848"/><text:bookmark-end text:name="__DdeLink__149_3820517848"/></text:p>
      <text:p text:style-name="P3"/>
      <text:p text:style-name="P3"/>
      <text:p text:style-name="P6"><text:bookmark-start text:name="__DdeLink__155_3820517848"/><text:span text:style-name="T8">domain </text:span><text:span text:style-name="T6">= "[('age','&gt;','25'),('age','</text:span><text:span text:style-name="T10">&amp;lt;</text:span><text:span text:style-name="T6">','</text:span><text:span text:style-name="T7">35</text:span><text:span text:style-name="T6">')]"</text:span><text:bookmark-start text:name="__DdeLink__146_3355372647"/><text:bookmark-end text:name="__DdeLink__155_3820517848"/><text:bookmark-end text:name="__DdeLink__146_3355372647"/></text:p>
      <text:p text:style-name="Standard"><text:span text:style-name="T6"/></text:p>
      <text:p text:style-name="Standard"/>
      <text:p text:style-name="P7"><text:bookmark-start text:name="__DdeLink__157_3820517848"/><text:span text:style-name="T9">domain</text:span><text:span text:style-name="T6">="['|','|','</text:span><text:span text:style-name="T10">&amp;amp;</text:span><text:span text:style-name="T6">',('home_address_city','=','Rajkot'),('age','</text:span><text:span text:style-name="T10">&amp;gt;</text:span><text:span text:style-name="T6">','25'),'</text:span><text:span text:style-name="T10">&amp;amp;</text:span><text:span text:style-name="T6">',('home_address_city','=','Gondal'),('age','</text:span><text:span text:style-name="T10">&amp;lt;</text:span><text:span text:style-name="T6">','40'),'</text:span><text:span text:style-name="T10">&amp;amp;</text:span><text:span text:style-name="T6">',('home_address_city','not in',['Rajkot','Gondal']),'</text:span><text:span text:style-name="T10">&amp;amp;</text:span><text:span text:style-name="T6">',('age','</text:span><text:span text:style-name="T10">&amp;gt;</text:span><text:span text:style-name="T6">','25'),('age','</text:span><text:span text:style-name="T10">&amp;lt;</text:span><text:span text:style-name="T6">','35')]"</text:span><text:bookmark-end text:name="__DdeLink__157_382051784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IN"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0pt" fo:language="en" fo:country="IN"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IN" style:letter-kerning="true" style:font-name-asian="AR PL SungtiL GB" style:font-family-asian="'AR PL SungtiL GB'"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9T17:36:41</meta:creation-date>
    <dc:language>en-IN</dc:language>
    <dc:date>2024-03-20T12:42:49.335848529</dc:date>
    <meta:editing-cycles>13</meta:editing-cycles>
    <meta:editing-duration>PT1H25M28S</meta:editing-duration>
    <meta:generator>LibreOffice/7.3.7.2$Linux_X86_64 LibreOffice_project/30$Build-2</meta:generator>
    <meta:document-statistic meta:table-count="0" meta:image-count="0" meta:object-count="0" meta:page-count="1" meta:paragraph-count="17" meta:word-count="136" meta:character-count="1196" meta:non-whitespace-character-count="1080"/>
    <meta:user-defined meta:name="AppVersion">15.0000</meta:user-defined>
  </office:meta>
</office:document-meta>
</file>